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line-height="100%" fo:margin-right="-0.0152in"/>
      <style:text-properties fo:font-weight="bold" style:font-weight-asian="bold" fo:font-size="14pt" style:font-size-asian="14pt" style:font-size-complex="14pt"/>
    </style:style>
    <style:style style:name="T10" style:parent-style-name="Основнойшрифтабзаца" style:family="text">
      <style:text-properties style:font-name="Monotype Corsiva"/>
    </style:style>
    <style:style style:name="P9" style:parent-style-name="Обычный" style:family="paragraph">
      <style:paragraph-properties fo:text-align="justify" fo:line-height="100%">
        <style:drop-cap style:length="1" style:lines="4"/>
      </style:paragraph-properties>
    </style:style>
    <style:style style:name="T11" style:parent-style-name="Основнойшрифтабзаца" style:family="text">
      <style:text-properties style:font-name="Monotype Corsiva"/>
    </style:style>
    <style:style style:name="S1" style:family="section">
      <style:section-properties fo:margin-left="-0.1256in" fo:margin-right="0in" style:writing-mode="lr-tb">
        <style:columns fo:column-count="3">
          <style:column style:rel-width="3166*" fo:start-indent="0in" fo:end-indent="0.175in"/>
          <style:column style:rel-width="3607*" fo:start-indent="0.1756in" fo:end-indent="0.2027in"/>
          <style:column style:rel-width="3023*" fo:start-indent="0.2027in" fo:end-indent="0in"/>
        </style:columns>
      </style:section-properties>
    </style:style>
    <style:style style:name="P12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margin-bottom="0in" fo:line-height="100%" fo:text-indent="0.2479in"/>
      <style:text-properties fo:font-weight="bold" style:font-weight-asian="bold" style:font-weight-complex="bold"/>
    </style:style>
    <style:style style:name="P13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margin-bottom="0in" fo:line-height="100%" fo:text-indent="0.2479in"/>
    </style:style>
    <style:style style:name="T14" style:parent-style-name="Основнойшрифтабзаца" style:family="text">
      <style:text-properties fo:font-weight="bold" style:font-weight-asian="bold" style:font-weight-complex="bold"/>
    </style:style>
    <style:style style:name="T15" style:parent-style-name="Основнойшрифтабзаца" style:family="text">
      <style:text-properties fo:font-weight="bold" style:font-weight-asian="bold" style:font-weight-complex="bold"/>
    </style:style>
    <style:style style:name="T16" style:parent-style-name="Основнойшрифтабзаца" style:family="text">
      <style:text-properties fo:font-weight="bold" style:font-weight-asian="bold" style:font-weight-complex="bold"/>
    </style:style>
    <style:style style:name="T17" style:parent-style-name="Основнойшрифтабзаца" style:family="text">
      <style:text-properties fo:font-weight="bold" style:font-weight-asian="bold" style:font-weight-complex="bold"/>
    </style:style>
    <style:style style:name="T18" style:parent-style-name="Основнойшрифтабзаца" style:family="text">
      <style:text-properties fo:font-weight="bold" style:font-weight-asian="bold" style:font-weight-complex="bold"/>
    </style:style>
    <style:style style:name="T19" style:parent-style-name="Основнойшрифтабзаца" style:family="text">
      <style:text-properties fo:font-weight="bold" style:font-weight-asian="bold"/>
    </style:style>
    <style:style style:name="P20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margin-bottom="0in" fo:line-height="100%" fo:text-indent="0.2479in"/>
      <style:text-properties fo:font-weight="bold" style:font-weight-asian="bold"/>
    </style:style>
    <style:style style:name="P21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margin-bottom="0in" fo:line-height="100%" fo:text-indent="0.2479in"/>
    </style:style>
    <style:style style:name="T22" style:parent-style-name="Основнойшрифтабзаца" style:family="text">
      <style:text-properties fo:font-weight="bold" style:font-weight-asian="bold"/>
    </style:style>
    <style:style style:name="T23" style:parent-style-name="Основнойшрифтабзаца" style:family="text">
      <style:text-properties fo:font-weight="bold" style:font-weight-asian="bold"/>
    </style:style>
    <style:style style:name="T24" style:parent-style-name="Основнойшрифтабзаца" style:family="text">
      <style:text-properties fo:font-weight="bold" style:font-weight-asian="bold" style:font-weight-complex="bold"/>
    </style:style>
    <style:style style:name="P25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margin-bottom="0in" fo:line-height="100%" fo:text-indent="0.2479in"/>
      <style:text-properties fo:font-weight="bold" style:font-weight-asian="bold" style:font-weight-complex="bold"/>
    </style:style>
    <style:style style:name="P26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margin-bottom="0in" fo:line-height="100%" fo:text-indent="0.2479in"/>
      <style:text-properties fo:font-weight="bold" style:font-weight-asian="bold" style:font-weight-complex="bold"/>
    </style:style>
    <style:style style:name="P27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line-height="100%" fo:text-indent="0.2479in" fo:background-color="#FFFFFF"/>
    </style:style>
    <style:style style:name="T28" style:parent-style-name="Основнойшрифтабзаца" style:family="text">
      <style:text-properties fo:font-weight="bold" style:font-weight-asian="bold" style:font-weight-complex="bold" fo:language="uk" fo:country="UA" style:language-asian="uk" style:country-asian="UA"/>
    </style:style>
    <style:style style:name="S2" style:family="section">
      <style:section-properties fo:margin-left="0in" fo:margin-right="0in" style:writing-mode="lr-tb">
        <style:columns fo:column-count="3">
          <style:column-sep/>
          <style:column style:rel-width="3080*" fo:start-indent="0in" fo:end-indent="0.1576in"/>
          <style:column style:rel-width="3502*" fo:start-indent="0.1576in" fo:end-indent="0.1826in"/>
          <style:column style:rel-width="2995*" fo:start-indent="0.1826in" fo:end-indent="0in"/>
        </style:columns>
      </style:section-properties>
    </style:style>
    <style:style style:name="P29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line-height="100%" fo:background-color="#FFFFFF"/>
      <style:text-properties fo:font-weight="bold" style:font-weight-asian="bold"/>
    </style:style>
    <style:style style:name="S3" style:family="section">
      <style:section-properties fo:margin-left="0in" fo:margin-right="0in" style:writing-mode="lr-tb"/>
    </style:style>
    <style:style style:name="T31" style:parent-style-name="Основнойшрифтабзаца" style:family="text">
      <style:text-properties fo:font-style="italic" style:font-style-asian="italic"/>
    </style:style>
    <style:style style:name="P30" style:parent-style-name="Обычный" style:family="paragraph">
      <style:paragraph-properties fo:margin-bottom="0in">
        <style:drop-cap style:length="1" style:lines="4"/>
      </style:paragraph-properties>
    </style:style>
    <style:style style:name="T32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P33" style:parent-style-name="Обычный" style:family="paragraph">
      <style:paragraph-properties fo:text-align="center"/>
    </style:style>
    <style:style style:name="T34" style:parent-style-name="Основнойшрифтабзаца" style:family="text">
      <style:text-properties fo:language="uk" fo:country="UA" style:language-asian="uk" style:country-asian="UA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АСТЕРОИДНЫЕ ВОЙНЫ</text:p>
      <text:p text:style-name="P9"><text:span text:style-name="T10">С</text:span><text:span text:style-name="T11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name="Sect1" text:style-name="S1">
        <text:p text:style-name="P12">Глобальные потопы, нарушение баланса Земли, смещение континентов, появление морей и гор ученые<text:s text:c="2"/>связывают с падением астероидов.</text:p>
        <text:p text:style-name="P13"><text:span text:style-name="T14">На <text:s/>Земле достаточно много следов, оставшихся от падения крупных<text:s/></text:span><text:span text:style-name="T15">метеоритов.</text:span><text:span text:style-name="T16"><text:s/></text:span><text:span text:style-name="T17">Эти кратеры достигают сотен км. В диаметре. Они есть<text:s/></text:span><text:span text:style-name="T18">в<text:s/></text:span><text:span text:style-name="T19">Сибири, в Канаде, на <text:s/>полуострове Юкатан. Вероятность неожиданного очередного падения достаточно высока. И считается, что нет средств защиты от таких космических бомб.</text:span></text:p>
        <text:p text:style-name="P20">Только Россия и США имеют службы контроля околоземного<text:s/></text:p>
        <text:p text:style-name="P21"><text:span text:style-name="T22">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</text:span><text:span text:style-name="T23"><text:s/></text:span><text:span text:style-name="T24">обеспечивается оповещение высших звеньев управления страной о космической обстановке.</text:span></text:p>
        <text:p text:style-name="P25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<text:s/>на них размещено большое количество систем связи, навигации, разведки, предупреждения Национальными службами проверяется соблюдение международных договоров об использовании космического пространства.</text:p>
        <text:p text:style-name="P26"/>
        <text:p text:style-name="P27"><text:span text:style-name="T28"><draw:frame draw:style-name="a0" draw:name="Рисунок 4" text:anchor-type="as-char" svg:x="0in" svg:y="0in" svg:width="1.60417in" svg:height="1.60417in" style:rel-width="scale" style:rel-height="scale"><draw:image xlink:href="media/image1.png" xlink:type="simple" xlink:show="embed" xlink:actuate="onLoad"/><svg:title/><svg:desc/></draw:frame></text:span></text:p>
      </text:section>
      <text:section text:name="Sect2" text:style-name="S2">
        <text:p text:style-name="P29"/>
      </text:section>
      <text:section text:name="Sect3" text:style-name="S3">
        <text:p text:style-name="P30"><text:span text:style-name="T31">О</text:span><text:span text:style-name="T32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P33"><text:span text:style-name="T34"><draw:frame draw:style-name="a1" draw:name="Рисунок 2" text:anchor-type="as-char" svg:x="0in" svg:y="0in" svg:width="1.13542in" svg:height="1.08333in" style:rel-width="scale" style:rel-height="scale"><draw:image xlink:href="media/image2.png" xlink:type="simple" xlink:show="embed" xlink:actuate="onLoad"/><svg:title/><svg:desc/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style:font-name="Times New Roman" style:font-name-asian="SimSun" style:font-name-complex="Times New Roman" fo:font-size="12pt" style:font-size-asian="12pt" style:font-size-complex="12pt" fo:language="ru" fo:country="RU" style:language-asian="zh" style:country-asian="C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3465in"/>
          <style:tab-stop style:type="right" style:position="6.6937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SimSun" style:font-name-complex="Times New Roman" fo:font-size="12pt" style:font-size-asian="12pt" style:font-size-complex="12pt" fo:language="ru" fo:country="RU" style:language-asian="zh" style:country-asian="CN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3465in"/>
          <style:tab-stop style:type="right" style:position="6.6937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SimSun" style:font-name-complex="Times New Roman" fo:font-size="12pt" style:font-size-asian="12pt" style:font-size-complex="12pt" fo:language="ru" fo:country="RU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84in" fo:margin-left="1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034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margin-bottom="0in" fo:line-height="100%">
        <style:tab-stops>
          <style:tab-stop style:type="right" style:position="6.6937in"/>
        </style:tab-stops>
      </style:paragraph-properties>
    </style:style>
    <style:style style:name="T3" style:parent-style-name="Основнойшрифтабзаца" style:family="text">
      <style:text-properties fo:font-weight="bold" style:font-weight-asian="bold"/>
    </style:style>
    <style:style style:name="T4" style:parent-style-name="Основнойшрифтабзаца" style:family="text">
      <style:text-properties fo:font-weight="bold" style:font-weight-asian="bold"/>
    </style:style>
    <style:style style:name="T5" style:parent-style-name="Основнойшрифтабзаца" style:family="text">
      <style:text-properties fo:font-weight="bold" style:font-weight-asian="bold"/>
    </style:style>
    <style:style style:name="P6" style:parent-style-name="Верхнийколонтитул" style:family="paragraph">
      <style:paragraph-properties fo:margin-bottom="0in" fo:line-height="100%"/>
      <style:text-properties fo:font-weight="bold" style:font-weight-asian="bold"/>
    </style:style>
    <style:style style:name="P7" style:parent-style-name="Нижнийколонтитул" style:family="paragraph">
      <style:paragraph-properties fo:margin-bottom="0in" fo:line-height="100%"/>
    </style:style>
    <style:style style:name="P8" style:parent-style-name="Нижнийколонтитул" style:family="paragraph">
      <style:paragraph-properties>
        <style:tab-stops>
          <style:tab-stop style:type="center" style:position="3.3465in"/>
        </style:tab-stops>
      </style:paragraph-properties>
    </style:style>
  </office:automatic-styles>
  <office:master-styles>
    <style:master-page style:name="MP0" style:page-layout-name="PL0">
      <style:header>
        <text:p text:style-name="P2"><text:span text:style-name="T3">§7</text:span><text:span text:style-name="T4"><text:tab/></text:span><text:span text:style-name="T5">НАУКА И МИР</text:span></text:p>
        <text:p text:style-name="P6">________________________________________________________________________________</text:p>
      </style:header>
      <style:footer>
        <text:p text:style-name="P7">________________________________________________________________________________</text:p>
        <text:p text:style-name="P8">1:31<text:tab/>1<text:s/>21.10.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ga</meta:initial-creator>
    <dc:creator>Olga</dc:creator>
    <meta:creation-date>2020-10-21T11:15:00Z</meta:creation-date>
    <dc:date>2020-10-21T11:15:00Z</dc:date>
    <meta:template xlink:href="Normal" xlink:type="simple"/>
    <meta:editing-cycles>2</meta:editing-cycles>
    <meta:editing-duration>PT0S</meta:editing-duration>
    <meta:document-statistic meta:page-count="1" meta:paragraph-count="4" meta:word-count="1345" meta:character-count="2109" meta:row-count="6" meta:non-whitespace-character-count="768"/>
  </office:meta>
</office:document-meta>
</file>